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5d99" officeooo:paragraph-rsid="00215d99"/>
    </style:style>
    <style:style style:name="P2" style:family="paragraph" style:parent-style-name="Standard" style:list-style-name="L1">
      <style:text-properties officeooo:rsid="00215d99" officeooo:paragraph-rsid="00215d99"/>
    </style:style>
    <style:style style:name="P3" style:family="paragraph" style:parent-style-name="Standard" style:list-style-name="L2">
      <style:text-properties officeooo:rsid="00215d99" officeooo:paragraph-rsid="00215d99"/>
    </style:style>
    <style:style style:name="P4" style:family="paragraph" style:parent-style-name="Standard" style:list-style-name="L3">
      <style:text-properties officeooo:rsid="00215d99" officeooo:paragraph-rsid="00215d99"/>
    </style:style>
    <style:style style:name="P5" style:family="paragraph" style:parent-style-name="Standard" style:list-style-name="L4">
      <style:text-properties officeooo:rsid="00215d99" officeooo:paragraph-rsid="00215d99"/>
    </style:style>
    <style:style style:name="P6" style:family="paragraph" style:parent-style-name="Standard" style:list-style-name="L5">
      <style:text-properties officeooo:rsid="00215d99" officeooo:paragraph-rsid="00215d99"/>
    </style:style>
    <style:style style:name="P7" style:family="paragraph" style:parent-style-name="Standard">
      <style:text-properties officeooo:paragraph-rsid="00215d99"/>
    </style:style>
    <style:style style:name="P8" style:family="paragraph" style:parent-style-name="Standard" style:list-style-name="L5">
      <style:text-properties officeooo:rsid="0023895f" officeooo:paragraph-rsid="0023895f"/>
    </style:style>
    <style:style style:name="P9" style:family="paragraph" style:parent-style-name="Standard" style:list-style-name="L4">
      <style:text-properties officeooo:rsid="00276e3e" officeooo:paragraph-rsid="00276e3e"/>
    </style:style>
    <style:style style:name="P10" style:family="paragraph" style:parent-style-name="Standard" style:list-style-name="L3">
      <style:text-properties officeooo:rsid="002bd4ee" officeooo:paragraph-rsid="002bd4ee"/>
    </style:style>
    <style:style style:name="P11" style:family="paragraph" style:parent-style-name="Standard" style:list-style-name="L3">
      <style:text-properties officeooo:rsid="002f81e3" officeooo:paragraph-rsid="002f81e3"/>
    </style:style>
    <style:style style:name="P12" style:family="paragraph" style:parent-style-name="Standard">
      <style:text-properties officeooo:rsid="002fe035" officeooo:paragraph-rsid="002fe035"/>
    </style:style>
    <style:style style:name="P13" style:family="paragraph" style:parent-style-name="Standard">
      <style:text-properties fo:font-weight="bold" officeooo:rsid="00215d99" officeooo:paragraph-rsid="00215d99" style:font-weight-asian="bold" style:font-weight-complex="bold"/>
    </style:style>
    <style:style style:name="P14" style:family="paragraph" style:parent-style-name="Standard">
      <style:text-properties fo:font-weight="normal" officeooo:rsid="002fe035" officeooo:paragraph-rsid="002fe035" style:font-weight-asian="normal" style:font-weight-complex="normal"/>
    </style:style>
    <style:style style:name="T1" style:family="text">
      <style:text-properties officeooo:rsid="00215d99"/>
    </style:style>
    <style:style style:name="T2" style:family="text">
      <style:text-properties officeooo:rsid="00232931"/>
    </style:style>
    <style:style style:name="T3" style:family="text">
      <style:text-properties officeooo:rsid="00237efe"/>
    </style:style>
    <style:style style:name="T4" style:family="text">
      <style:text-properties officeooo:rsid="0023895f"/>
    </style:style>
    <style:style style:name="T5" style:family="text">
      <style:text-properties officeooo:rsid="002571be"/>
    </style:style>
    <style:style style:name="T6" style:family="text">
      <style:text-properties officeooo:rsid="00292964"/>
    </style:style>
    <style:style style:name="T7" style:family="text">
      <style:text-properties officeooo:rsid="002d1a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itch Design Dokument</text:p>
      <text:p text:style-name="P14">Einführung für Übungen im Fitnessstudio</text:p>
      <text:p text:style-name="P12"/>
      <text:p text:style-name="P7"><text:span text:style-name="T1">1. </text:span>Wo und wie soll die Anwendung zur Wissensvermittlung verwendet?</text:p>
      <text:list text:style-name="L1">
        <text:list-item>
          <text:p text:style-name="P2">Im Fitnessstudio bzw Home-Gym</text:p>
        </text:list-item>
        <text:list-item>
          <text:p text:style-name="P2">welche Übung man wie aussführt, welche Muskelgruppe es anspricht</text:p>
        </text:list-item>
      </text:list>
      <text:p text:style-name="P1"/>
      <text:p text:style-name="P7"><text:span text:style-name="T1">2. </text:span>Welche Inhalte sollen in der App vermittelt werden?</text:p>
      <text:list text:style-name="L2">
        <text:list-item>
          <text:p text:style-name="P3">Ausführung von Trainingseinheiten</text:p>
        </text:list-item>
      </text:list>
      <text:p text:style-name="P1"/>
      <text:p text:style-name="P7"><text:span text:style-name="T1">3. </text:span>Warum scheint VR dafür besonders geeignet zu sein? Was sind die Vorteile? (Risikominimierung, Wiederholbarkeit, Ortsunabhängigkeit, Messbarkeit, etc.)</text:p>
      <text:list text:style-name="L3">
        <text:list-item>
          <text:p text:style-name="P4">Verletzungsegefahr <text:span text:style-name="T2">aufgrund falscher Ausübung, Halterung etc.</text:span></text:p>
        </text:list-item>
        <text:list-item>
          <text:p text:style-name="P4">Einführung in Übungen</text:p>
        </text:list-item>
        <text:list-item>
          <text:p text:style-name="P4">Ortsunabhängigkeit, man kann daheim machen</text:p>
        </text:list-item>
        <text:list-item>
          <text:p text:style-name="P4">man braucht keine Geräte, Geld sparend</text:p>
        </text:list-item>
        <text:list-item>
          <text:p text:style-name="P4">gibt nicht viele Personal Trainer <text:span text:style-name="T3">pro Fitnessstudio</text:span></text:p>
        </text:list-item>
        <text:list-item>
          <text:p text:style-name="P10">Anfänger die zu viele Gedanken über sich selbst haben mit „Was wenn mich andere so sehen?“, <text:span text:style-name="T7">alleine gehen</text:span></text:p>
        </text:list-item>
        <text:list-item>
          <text:p text:style-name="P11">Beintracking?</text:p>
        </text:list-item>
      </text:list>
      <text:p text:style-name="P1"/>
      <text:p text:style-name="P7"><text:span text:style-name="T1">4. </text:span>Wie wollen Sie die Interaktionen und die Locomotion gestalten?</text:p>
      <text:list text:style-name="L4">
        <text:list-item>
          <text:p text:style-name="P5">Interaktion: Gewicht mit Controller greifen</text:p>
        </text:list-item>
        <text:list-item>
          <text:p text:style-name="P5">Freihantel<text:span text:style-name="T5">n</text:span> (Lang- &amp; Kurzhantel), <text:span text:style-name="T4">keine Maschinen</text:span></text:p>
        </text:list-item>
        <text:list-item>
          <text:p text:style-name="P5">keine kontinuierliche Bewegung</text:p>
        </text:list-item>
        <text:list-item>
          <text:p text:style-name="P5">man steht, vorne ist eine Anzeige mit Übungslisten durch swipe nach links / rechts</text:p>
        </text:list-item>
      </text:list>
      <text:p text:style-name="P1"/>
      <text:p text:style-name="P7"><text:span text:style-name="T1">5. </text:span>Gibt es vergleichbare Anwendungen?</text:p>
      <text:list text:style-name="L5">
        <text:list-item>
          <text:p text:style-name="P6">RingFit Adventure (non VR): Ausdauer, (Krafttraining)</text:p>
        </text:list-item>
        <text:list-item>
          <text:p text:style-name="P6">FitXR: Cardio, HIIT (Warum-Up, Boxen<text:span text:style-name="T4">)</text:span></text:p>
        </text:list-item>
        <text:list-item>
          <text:p text:style-name="P8">Litesport VR: erste VR App, was Personal Trainer hat</text:p>
        </text:list-item>
        <text:list-item>
          <text:p text:style-name="P8">https://www.themanual.com/fitness/best-vr-fitness-apps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0:18:03.442000000</meta:creation-date>
    <dc:date>2023-12-02T12:56:06.983000000</dc:date>
    <meta:editing-duration>PT1H58M28S</meta:editing-duration>
    <meta:editing-cycles>1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5" meta:word-count="189" meta:character-count="1311" meta:non-whitespace-character-count="1165"/>
  </office:meta>
</office:document-meta>
</file>